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e de données</text:p>
      <text:p text:style-name="P1"/>
      <text:p text:style-name="P1">Nom de table =&gt; majuscule/singulier</text:p>
      <text:p text:style-name="P1">Nom des champs =&gt; minuscule/singulier</text:p>
      <text:p text:style-name="P1"/>
      <text:p text:style-name="P1">Clé primaire =&gt; pk_[nomtable]</text:p>
      <text:p text:style-name="P1">Clé étrangère =&gt; fk_[nomtable]_[nomchamp]</text:p>
      <text:p text:style-name="P1"/>
      <text:p text:style-name="P1">Contrainte check =&gt; c_[nomtable]_[nomchamp]</text:p>
      <text:p text:style-name="P1">Contrainte unique =&gt; u_[nomtable]_[nomchamp]</text:p>
      <text:p text:style-name="P1"/>
      <text:p text:style-name="P1">table de liaison =&gt; [nomdetable1]_[nomdetable2]</text:p>
      <text:p text:style-name="P1"/>
      <text:p text:style-name="P1"/>
      <text:p text:style-name="P1"/>
      <text:p text:style-name="P6">Code</text:p>
      <text:p text:style-name="P5"/>
      <text:p text:style-name="P2">Nom de classe =&gt; première lettre en maj</text:p>
      <text:p text:style-name="P2"/>
      <text:p text:style-name="P2">Nom des attributs =&gt; minuscule/singulier</text:p>
      <text:p text:style-name="P2"/>
      <text:p text:style-name="P2">Nom des méthodes =&gt;première lettre en maj</text:p>
      <text:p text:style-name="P2"/>
      <text:p text:style-name="P2">Nom des variable =&gt; v[nomvariable] minuscule/singulier</text:p>
      <text:p text:style-name="P2"/>
      <text:p text:style-name="P2">Commentaire des prototypes =&gt; /*1 phrase expliquant l'action de la méthode + param IN et OUT*/</text:p>
      <text:p text:style-name="P2"/>
      <text:p text:style-name="P2">Commentaire de mise en forme =&gt; //</text:p>
      <text:p text:style-name="P1"/>
      <text:p text:style-name="P3">DOM</text:p>
      <text:p text:style-name="P3"><draw:frame text:anchor-type="paragraph" draw:z-index="11" draw:style-name="gr4" svg:width="2.726cm" svg:height="0.9cm" svg:x="7.283cm" svg:y="0.637cm"><draw:text-box><text:p text:style-name="P7">Ban (class)</text:p></draw:text-box></draw:frame></text:p>
      <text:p text:style-name="P4"><draw:rect text:anchor-type="paragraph" draw:z-index="0" draw:style-name="gr1" draw:text-style-name="P7" svg:width="7.965cm" svg:height="9.79cm" svg:x="0.007cm" svg:y="1.85cm"><text:p/></draw:rect><draw:rect text:anchor-type="paragraph" draw:z-index="1" draw:style-name="gr2" draw:text-style-name="P7" svg:width="7.515cm" svg:height="1.482cm" svg:x="0.192cm" svg:y="2.141cm"><text:p/></draw:rect><draw:rect text:anchor-type="paragraph" draw:z-index="2" draw:style-name="gr2" draw:text-style-name="P7" svg:width="7.436cm" svg:height="6.536cm" svg:x="0.245cm" svg:y="3.782cm"><text:p/></draw:rect><draw:rect text:anchor-type="paragraph" draw:z-index="3" draw:style-name="gr2" draw:text-style-name="P7" svg:width="7.409cm" svg:height="0.927cm" svg:x="0.272cm" svg:y="10.476cm"><text:p/></draw:rect><draw:rect text:anchor-type="paragraph" draw:z-index="4" draw:style-name="gr1" draw:text-style-name="P7" svg:width="7.965cm" svg:height="9.79cm" svg:x="9.029cm" svg:y="1.824cm"><text:p/></draw:rect><draw:rect text:anchor-type="paragraph" draw:z-index="5" draw:style-name="gr2" draw:text-style-name="P7" svg:width="7.515cm" svg:height="1.482cm" svg:x="9.215cm" svg:y="2.115cm"><text:p/></draw:rect><draw:rect text:anchor-type="paragraph" draw:z-index="6" draw:style-name="gr2" draw:text-style-name="P7" svg:width="7.436cm" svg:height="6.536cm" svg:x="9.267cm" svg:y="3.755cm"><text:p/></draw:rect><draw:rect text:anchor-type="paragraph" draw:z-index="7" draw:style-name="gr2" draw:text-style-name="P7" svg:width="7.409cm" svg:height="0.927cm" svg:x="9.294cm" svg:y="10.449cm"><text:p/></draw:rect><draw:frame text:anchor-type="paragraph" draw:z-index="8" draw:style-name="gr3" svg:width="2.7cm" svg:height="0.927cm" svg:x="7.283cm" svg:y="12.026cm"><draw:text-box><text:p>body (class)</text:p></draw:text-box></draw:frame><draw:line text:anchor-type="paragraph" draw:z-index="9" draw:style-name="gr1" draw:text-style-name="P7" svg:x1="7.839cm" svg:y1="11.444cm" svg:x2="8.289cm" svg:y2="12cm"><text:p/></draw:line><draw:line text:anchor-type="paragraph" draw:z-index="10" draw:style-name="gr1" draw:text-style-name="P7" svg:x1="9.215cm" svg:y1="11.497cm" svg:x2="8.289cm" svg:y2="12cm"><text:p/></draw:line><draw:line text:anchor-type="paragraph" draw:z-index="12" draw:style-name="gr1" draw:text-style-name="P7" svg:x1="7.362cm" svg:y1="2.421cm" svg:x2="8.553cm" svg:y2="0.728cm"><text:p/></draw:line><draw:line text:anchor-type="paragraph" draw:z-index="13" draw:style-name="gr1" draw:text-style-name="P7" svg:x1="9.506cm" svg:y1="2.342cm" svg:x2="8.553cm" svg:y2="0.728cm"><text:p/></draw:line><draw:frame text:anchor-type="paragraph" draw:z-index="14" draw:style-name="gr5" svg:width="2.911cm" svg:height="1.535cm" svg:x="7.31cm" svg:y="13.428cm"><draw:text-box><text:p>Footer (class)</text:p></draw:text-box></draw:frame><draw:line text:anchor-type="paragraph" draw:z-index="15" draw:style-name="gr1" draw:text-style-name="P7" svg:x1="5.114cm" svg:y1="10.941cm" svg:x2="8.448cm" svg:y2="13.428cm"><text:p/></draw:line><draw:line text:anchor-type="paragraph" draw:z-index="16" draw:style-name="gr1" draw:text-style-name="P7" svg:x1="13.95cm" svg:y1="10.994cm" svg:x2="8.447cm" svg:y2="13.428cm"><text:p/></draw:line><draw:rect text:anchor-type="paragraph" draw:z-index="17" draw:style-name="gr1" draw:text-style-name="P7" svg:width="7.039cm" svg:height="0.9cm" svg:x="0.457cm" svg:y="4.089cm"><text:p/></draw:rect><draw:rect text:anchor-type="paragraph" draw:z-index="18" draw:style-name="gr1" draw:text-style-name="P8" svg:width="7.04cm" svg:height="0.902cm" svg:x="0.483cm" svg:y="5.2cm"><text:p/></draw:rect><draw:rect text:anchor-type="paragraph" draw:z-index="19" draw:style-name="gr1" draw:text-style-name="P8" svg:width="7.04cm" svg:height="0.902cm" svg:x="0.483cm" svg:y="6.313cm"><text:p/></draw:rect><draw:rect text:anchor-type="paragraph" draw:z-index="20" draw:style-name="gr1" draw:text-style-name="P7" svg:width="7.039cm" svg:height="0.9cm" svg:x="0.483cm" svg:y="7.422cm"><text:p/></draw:rect><draw:rect text:anchor-type="paragraph" draw:z-index="21" draw:style-name="gr1" draw:text-style-name="P8" svg:width="7.044cm" svg:height="0.906cm" svg:x="0.483cm" svg:y="8.64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31:07.77</meta:creation-date>
    <dc:date>2016-09-02T11:47:16.80</dc:date>
    <meta:editing-duration>PT2H13M40S</meta:editing-duration>
    <meta:editing-cycles>17</meta:editing-cycles>
    <meta:generator>OpenOffice/4.1.2$Win32 OpenOffice.org_project/412m3$Build-9782</meta:generator>
    <meta:document-statistic meta:table-count="0" meta:image-count="0" meta:object-count="0" meta:page-count="1" meta:paragraph-count="16" meta:word-count="85" meta:character-count="600"/>
  </office:meta>
</office:document-meta>
</file>